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b2bba" officeooo:paragraph-rsid="001b2bba"/>
    </style:style>
    <style:style style:name="P2" style:family="paragraph" style:parent-style-name="Text_20_body">
      <style:text-properties officeooo:paragraph-rsid="001c5026"/>
    </style:style>
    <style:style style:name="P3" style:family="paragraph" style:parent-style-name="Footnote">
      <style:text-properties officeooo:rsid="0031e2e9" officeooo:paragraph-rsid="0031e2e9"/>
    </style:style>
    <style:style style:name="P4" style:family="paragraph" style:parent-style-name="Text_20_body">
      <style:text-properties officeooo:rsid="001de584" officeooo:paragraph-rsid="001de584"/>
    </style:style>
    <style:style style:name="P5" style:family="paragraph" style:parent-style-name="Text_20_body">
      <style:text-properties officeooo:rsid="002bb8eb" officeooo:paragraph-rsid="002bb8eb"/>
    </style:style>
    <style:style style:name="P6" style:family="paragraph" style:parent-style-name="Text_20_body">
      <style:paragraph-properties fo:text-align="center" style:justify-single-word="false"/>
      <style:text-properties officeooo:paragraph-rsid="00167c5e"/>
    </style:style>
    <style:style style:name="P7" style:family="paragraph" style:parent-style-name="Text_20_body">
      <style:paragraph-properties fo:text-align="center" style:justify-single-word="false"/>
      <style:text-properties officeooo:rsid="0036626e" officeooo:paragraph-rsid="0036626e"/>
    </style:style>
    <style:style style:name="P8" style:family="paragraph" style:parent-style-name="Text_20_body">
      <style:text-properties officeooo:rsid="00556817" officeooo:paragraph-rsid="00556817"/>
    </style:style>
    <style:style style:name="P9" style:family="paragraph" style:parent-style-name="Text_20_body">
      <style:text-properties officeooo:rsid="0079ddcd" officeooo:paragraph-rsid="0079ddcd"/>
    </style:style>
    <style:style style:name="P10" style:family="paragraph" style:parent-style-name="Text_20_body">
      <style:text-properties officeooo:rsid="008b1c56" officeooo:paragraph-rsid="008b1c56"/>
    </style:style>
    <style:style style:name="P11" style:family="paragraph" style:parent-style-name="Text_20_body">
      <style:text-properties officeooo:rsid="008b1c56" officeooo:paragraph-rsid="0165e62b"/>
    </style:style>
    <style:style style:name="P12" style:family="paragraph" style:parent-style-name="Text_20_body">
      <style:text-properties officeooo:rsid="008f20a8" officeooo:paragraph-rsid="008f20a8"/>
    </style:style>
    <style:style style:name="P13" style:family="paragraph" style:parent-style-name="Text_20_body">
      <style:text-properties officeooo:paragraph-rsid="00422e2d"/>
    </style:style>
    <style:style style:name="P14" style:family="paragraph" style:parent-style-name="Text_20_body">
      <style:text-properties officeooo:paragraph-rsid="00bbafa9"/>
    </style:style>
    <style:style style:name="P15" style:family="paragraph" style:parent-style-name="Text_20_body">
      <style:text-properties officeooo:rsid="00c40497" officeooo:paragraph-rsid="00ce833b"/>
    </style:style>
    <style:style style:name="P16" style:family="paragraph" style:parent-style-name="Text_20_body">
      <style:text-properties officeooo:rsid="00737eac" officeooo:paragraph-rsid="00d188f7"/>
    </style:style>
    <style:style style:name="P17" style:family="paragraph" style:parent-style-name="Text_20_body">
      <style:text-properties officeooo:rsid="00d188f7" officeooo:paragraph-rsid="00d188f7"/>
    </style:style>
    <style:style style:name="P18" style:family="paragraph" style:parent-style-name="Text_20_body">
      <style:text-properties officeooo:rsid="00d1a387" officeooo:paragraph-rsid="00d1a387"/>
    </style:style>
    <style:style style:name="P19" style:family="paragraph" style:parent-style-name="Text_20_body">
      <style:text-properties officeooo:rsid="00d1a387" officeooo:paragraph-rsid="00d22a1a"/>
    </style:style>
    <style:style style:name="P20" style:family="paragraph" style:parent-style-name="Text_20_body">
      <style:text-properties officeooo:rsid="00d1a387" officeooo:paragraph-rsid="00d35d53"/>
    </style:style>
    <style:style style:name="P21" style:family="paragraph" style:parent-style-name="Text_20_body">
      <style:text-properties officeooo:paragraph-rsid="00d35d53"/>
    </style:style>
    <style:style style:name="P22" style:family="paragraph" style:parent-style-name="Text_20_body">
      <style:text-properties officeooo:paragraph-rsid="00d37304"/>
    </style:style>
    <style:style style:name="P23" style:family="paragraph" style:parent-style-name="Text_20_body">
      <style:text-properties officeooo:rsid="00d45a97" officeooo:paragraph-rsid="00d45a97"/>
    </style:style>
    <style:style style:name="P24" style:family="paragraph" style:parent-style-name="Text_20_body">
      <style:text-properties officeooo:rsid="00d54798" officeooo:paragraph-rsid="00d54798"/>
    </style:style>
    <style:style style:name="P25" style:family="paragraph" style:parent-style-name="Text_20_body">
      <style:text-properties officeooo:rsid="00d69bc6" officeooo:paragraph-rsid="00d69bc6"/>
    </style:style>
    <style:style style:name="P26" style:family="paragraph" style:parent-style-name="Text_20_body">
      <style:text-properties officeooo:paragraph-rsid="00dba27b"/>
    </style:style>
    <style:style style:name="P27" style:family="paragraph" style:parent-style-name="Title">
      <style:text-properties officeooo:rsid="001494a7" officeooo:paragraph-rsid="001494a7"/>
    </style:style>
    <style:style style:name="P28" style:family="paragraph" style:parent-style-name="Text_20_body">
      <style:text-properties officeooo:rsid="00df48af" officeooo:paragraph-rsid="00df48af"/>
    </style:style>
    <style:style style:name="P29" style:family="paragraph" style:parent-style-name="Text_20_body">
      <style:text-properties officeooo:rsid="00df48af" officeooo:paragraph-rsid="00e753f2"/>
    </style:style>
    <style:style style:name="P30" style:family="paragraph" style:parent-style-name="Text_20_body">
      <style:text-properties officeooo:rsid="00422e2d" officeooo:paragraph-rsid="00ab0928"/>
    </style:style>
    <style:style style:name="P31" style:family="paragraph" style:parent-style-name="Text_20_body">
      <style:text-properties officeooo:rsid="00f4bee3" officeooo:paragraph-rsid="010d2c50"/>
    </style:style>
    <style:style style:name="P32" style:family="paragraph" style:parent-style-name="Text_20_body">
      <style:text-properties officeooo:rsid="003480fe" officeooo:paragraph-rsid="003480fe"/>
    </style:style>
    <style:style style:name="P33" style:family="paragraph" style:parent-style-name="Text_20_body">
      <style:text-properties officeooo:rsid="011b8ccc" officeooo:paragraph-rsid="011b8ccc"/>
    </style:style>
    <style:style style:name="P34" style:family="paragraph" style:parent-style-name="Text_20_body">
      <style:text-properties officeooo:rsid="005698b0" officeooo:paragraph-rsid="0076b868"/>
    </style:style>
    <style:style style:name="P35" style:family="paragraph" style:parent-style-name="Text_20_body">
      <style:text-properties officeooo:rsid="00e1157a" officeooo:paragraph-rsid="0138ca36"/>
    </style:style>
    <style:style style:name="P36" style:family="paragraph" style:parent-style-name="Bibliography_20_1">
      <style:paragraph-properties>
        <style:tab-stops/>
      </style:paragraph-properties>
    </style:style>
    <style:style style:name="P37" style:family="paragraph" style:parent-style-name="Text_20_body">
      <style:text-properties officeooo:paragraph-rsid="01640731"/>
    </style:style>
    <style:style style:name="P38" style:family="paragraph" style:parent-style-name="Text_20_body">
      <style:text-properties officeooo:rsid="013b4b31" officeooo:paragraph-rsid="013b4b31"/>
    </style:style>
    <style:style style:name="P39" style:family="paragraph" style:parent-style-name="Text_20_body">
      <style:text-properties officeooo:rsid="00a03dba" officeooo:paragraph-rsid="01640731"/>
    </style:style>
    <style:style style:name="P40" style:family="paragraph" style:parent-style-name="Text_20_body">
      <style:text-properties officeooo:rsid="0185148d" officeooo:paragraph-rsid="0185148d"/>
    </style:style>
    <style:style style:name="P41" style:family="paragraph" style:parent-style-name="Text_20_body">
      <style:text-properties officeooo:rsid="0186367f" officeooo:paragraph-rsid="0186367f"/>
    </style:style>
    <style:style style:name="P42" style:family="paragraph" style:parent-style-name="Text_20_body">
      <style:text-properties officeooo:rsid="0191a2e1" officeooo:paragraph-rsid="0191a2e1"/>
    </style:style>
    <style:style style:name="P43" style:family="paragraph" style:parent-style-name="Text_20_body">
      <style:text-properties officeooo:rsid="0193b9a2" officeooo:paragraph-rsid="0193b9a2"/>
    </style:style>
    <style:style style:name="P44" style:family="paragraph" style:parent-style-name="Text_20_body">
      <style:paragraph-properties fo:text-align="justify" style:justify-single-word="false"/>
      <style:text-properties fo:font-weight="bold" officeooo:rsid="0017b89c" officeooo:paragraph-rsid="0017b89c" style:font-weight-asian="bold" style:font-weight-complex="bold"/>
    </style:style>
    <style:style style:name="P45" style:family="paragraph" style:parent-style-name="Text_20_body">
      <style:paragraph-properties fo:text-align="justify" style:justify-single-word="false"/>
      <style:text-properties fo:font-weight="bold" officeooo:rsid="01967ad8" officeooo:paragraph-rsid="01967ad8" style:font-weight-asian="bold" style:font-weight-complex="bold"/>
    </style:style>
    <style:style style:name="P46" style:family="paragraph" style:parent-style-name="Text_20_body">
      <style:text-properties officeooo:paragraph-rsid="019d90ad"/>
    </style:style>
    <style:style style:name="P47" style:family="paragraph" style:parent-style-name="Heading_20_1">
      <style:text-properties officeooo:rsid="001c5026" officeooo:paragraph-rsid="0031e2e9"/>
    </style:style>
    <style:style style:name="P48" style:family="paragraph" style:parent-style-name="Heading_20_1">
      <style:text-properties officeooo:paragraph-rsid="0031e2e9"/>
    </style:style>
    <style:style style:name="P49" style:family="paragraph" style:parent-style-name="Heading_20_1">
      <style:text-properties officeooo:rsid="00ddbe1c" officeooo:paragraph-rsid="01640731"/>
    </style:style>
    <style:style style:name="P50" style:family="paragraph" style:parent-style-name="Heading_20_1">
      <style:text-properties officeooo:rsid="00d8f4ec" officeooo:paragraph-rsid="00d8f4ec"/>
    </style:style>
    <style:style style:name="P51" style:family="paragraph" style:parent-style-name="Heading_20_1">
      <style:text-properties officeooo:rsid="00d009ea" officeooo:paragraph-rsid="00d009ea"/>
    </style:style>
    <style:style style:name="P52" style:family="paragraph" style:parent-style-name="Heading_20_1">
      <style:text-properties officeooo:paragraph-rsid="0061d795"/>
    </style:style>
    <style:style style:name="P53" style:family="paragraph" style:parent-style-name="Heading_20_2">
      <style:text-properties officeooo:paragraph-rsid="00e753f2"/>
    </style:style>
    <style:style style:name="P54" style:family="paragraph" style:parent-style-name="Heading_20_2">
      <style:text-properties officeooo:rsid="010d2c50" officeooo:paragraph-rsid="010d2c50"/>
    </style:style>
    <style:style style:name="P55" style:family="paragraph" style:parent-style-name="Heading_20_2">
      <style:text-properties officeooo:paragraph-rsid="01640731"/>
    </style:style>
    <style:style style:name="P56" style:family="paragraph" style:parent-style-name="Heading_20_2">
      <style:text-properties officeooo:rsid="019e3c24" officeooo:paragraph-rsid="019e3c24"/>
    </style:style>
    <style:style style:name="P57" style:family="paragraph" style:parent-style-name="Text_20_body" style:list-style-name="L1">
      <style:text-properties officeooo:rsid="011b8ccc" officeooo:paragraph-rsid="011b8ccc"/>
    </style:style>
    <style:style style:name="P58" style:family="paragraph" style:parent-style-name="Text_20_body" style:list-style-name="L2">
      <style:text-properties officeooo:rsid="0134feab" officeooo:paragraph-rsid="01358634"/>
    </style:style>
    <style:style style:name="P59" style:family="paragraph" style:parent-style-name="Text_20_body" style:list-style-name="L2">
      <style:text-properties officeooo:rsid="00e1157a" officeooo:paragraph-rsid="01361e7a"/>
    </style:style>
    <style:style style:name="P60" style:family="paragraph" style:parent-style-name="Text_20_body" style:list-style-name="L2">
      <style:text-properties officeooo:rsid="00e1157a" officeooo:paragraph-rsid="01375c78"/>
    </style:style>
    <style:style style:name="P61" style:family="paragraph" style:parent-style-name="Text_20_body" style:list-style-name="L2">
      <style:text-properties officeooo:rsid="0130bc5d" officeooo:paragraph-rsid="01361e7a"/>
    </style:style>
    <style:style style:name="P62" style:family="paragraph" style:parent-style-name="Text_20_body" style:list-style-name="L2">
      <style:text-properties officeooo:rsid="013211a8" officeooo:paragraph-rsid="01358634"/>
    </style:style>
    <style:style style:name="P63" style:family="paragraph" style:parent-style-name="Text_20_body" style:list-style-name="L2">
      <style:text-properties officeooo:rsid="012f4301" officeooo:paragraph-rsid="01361e7a"/>
    </style:style>
    <style:style style:name="P64" style:family="paragraph" style:parent-style-name="Text_20_body" style:list-style-name="L3">
      <style:text-properties officeooo:rsid="00ff09d5" officeooo:paragraph-rsid="01484d18"/>
    </style:style>
    <style:style style:name="P65" style:family="paragraph" style:parent-style-name="Text_20_body" style:list-style-name="L3">
      <style:text-properties officeooo:rsid="016bfbd1" officeooo:paragraph-rsid="016bfbd1"/>
    </style:style>
    <style:style style:name="P66" style:family="paragraph" style:parent-style-name="Text_20_body" style:list-style-name="L3">
      <style:text-properties officeooo:rsid="00f4bee3" officeooo:paragraph-rsid="01484d18"/>
    </style:style>
    <style:style style:name="P67" style:family="paragraph" style:parent-style-name="Text_20_body" style:list-style-name="L3">
      <style:text-properties officeooo:rsid="01791f3b" officeooo:paragraph-rsid="01791f3b"/>
    </style:style>
    <style:style style:name="P68" style:family="paragraph" style:parent-style-name="Text_20_body" style:list-style-name="L3">
      <style:text-properties officeooo:rsid="00f5d4f6" officeooo:paragraph-rsid="010d2c50"/>
    </style:style>
    <style:style style:name="P69" style:family="paragraph" style:parent-style-name="Text_20_body" style:list-style-name="L4">
      <style:text-properties officeooo:rsid="0109e016" officeooo:paragraph-rsid="010d2c50"/>
    </style:style>
    <style:style style:name="P70" style:family="paragraph" style:parent-style-name="Text_20_body" style:list-style-name="L4">
      <style:text-properties officeooo:rsid="011987b4" officeooo:paragraph-rsid="015658a9"/>
    </style:style>
    <style:style style:name="P71" style:family="paragraph" style:parent-style-name="Text_20_body" style:list-style-name="L5">
      <style:text-properties officeooo:rsid="01896780" officeooo:paragraph-rsid="01896780"/>
    </style:style>
    <style:style style:name="P72" style:family="paragraph" style:parent-style-name="Text_20_body">
      <style:text-properties officeooo:rsid="019e8805" officeooo:paragraph-rsid="019e8805"/>
    </style:style>
    <style:style style:name="P73" style:family="paragraph" style:parent-style-name="Text_20_body">
      <style:text-properties officeooo:rsid="019e8805" officeooo:paragraph-rsid="01a6eeb0"/>
    </style:style>
    <style:style style:name="P74" style:family="paragraph" style:parent-style-name="Text_20_body">
      <style:text-properties officeooo:rsid="01a29e1c" officeooo:paragraph-rsid="01a29e1c"/>
    </style:style>
    <style:style style:name="P75" style:family="paragraph" style:parent-style-name="Text_20_body">
      <style:text-properties officeooo:rsid="01a29e1c" officeooo:paragraph-rsid="01ba1396"/>
    </style:style>
    <style:style style:name="P76" style:family="paragraph" style:parent-style-name="Text_20_body">
      <style:text-properties officeooo:rsid="01a37bf8" officeooo:paragraph-rsid="01a37bf8"/>
    </style:style>
    <style:style style:name="P77" style:family="paragraph" style:parent-style-name="Text_20_body">
      <style:text-properties officeooo:rsid="01a94c96" officeooo:paragraph-rsid="01a94c96"/>
    </style:style>
    <style:style style:name="P78" style:family="paragraph" style:parent-style-name="Text_20_body">
      <style:text-properties officeooo:rsid="01ad3f4f" officeooo:paragraph-rsid="01ad3f4f"/>
    </style:style>
    <style:style style:name="P79" style:family="paragraph" style:parent-style-name="Text_20_body">
      <style:text-properties officeooo:rsid="01aeb058" officeooo:paragraph-rsid="01aeb058"/>
    </style:style>
    <style:style style:name="P80" style:family="paragraph" style:parent-style-name="Text_20_body" style:list-style-name="L3">
      <style:text-properties officeooo:rsid="01b3993d" officeooo:paragraph-rsid="01b3993d"/>
    </style:style>
    <style:style style:name="P81" style:family="paragraph" style:parent-style-name="Text_20_body" style:list-style-name="L4">
      <style:text-properties officeooo:rsid="01b6faf1" officeooo:paragraph-rsid="01b6faf1"/>
    </style:style>
    <style:style style:name="P82" style:family="paragraph" style:parent-style-name="Text_20_body">
      <style:text-properties officeooo:rsid="00ddbe1c" officeooo:paragraph-rsid="00ddbe1c"/>
    </style:style>
    <style:style style:name="T1" style:family="text">
      <style:text-properties officeooo:rsid="00167c5e"/>
    </style:style>
    <style:style style:name="T2" style:family="text">
      <style:text-properties fo:font-weight="normal" style:font-weight-asian="normal" style:font-weight-complex="normal"/>
    </style:style>
    <style:style style:name="T3" style:family="text">
      <style:text-properties fo:font-weight="normal" officeooo:rsid="011af194" style:font-weight-asian="normal" style:font-weight-complex="normal"/>
    </style:style>
    <style:style style:name="T4" style:family="text">
      <style:text-properties fo:font-weight="normal" officeooo:rsid="011c37ad" style:font-weight-asian="normal" style:font-weight-complex="normal"/>
    </style:style>
    <style:style style:name="T5" style:family="text">
      <style:text-properties officeooo:rsid="00199ba0"/>
    </style:style>
    <style:style style:name="T6" style:family="text">
      <style:text-properties officeooo:rsid="001b2bba"/>
    </style:style>
    <style:style style:name="T7" style:family="text">
      <style:text-properties officeooo:rsid="002bb8eb"/>
    </style:style>
    <style:style style:name="T8" style:family="text">
      <style:text-properties officeooo:rsid="002cc1a9"/>
    </style:style>
    <style:style style:name="T9" style:family="text">
      <style:text-properties officeooo:rsid="002eaf38"/>
    </style:style>
    <style:style style:name="T10" style:family="text">
      <style:text-properties officeooo:rsid="002f3d7e"/>
    </style:style>
    <style:style style:name="T11" style:family="text">
      <style:text-properties officeooo:rsid="0031e2e9"/>
    </style:style>
    <style:style style:name="T12" style:family="text">
      <style:text-properties fo:font-style="italic" style:font-style-asian="italic" style:font-style-complex="italic"/>
    </style:style>
    <style:style style:name="T13" style:family="text">
      <style:text-properties fo:font-style="italic" officeooo:rsid="00472c91" style:font-style-asian="italic" style:font-style-complex="italic"/>
    </style:style>
    <style:style style:name="T14" style:family="text">
      <style:text-properties fo:font-style="italic" officeooo:rsid="010bc3de" style:font-style-asian="italic" style:font-style-complex="italic"/>
    </style:style>
    <style:style style:name="T15" style:family="text">
      <style:text-properties fo:font-style="italic" officeooo:rsid="01a06e80" style:font-style-asian="italic" style:font-style-complex="italic"/>
    </style:style>
    <style:style style:name="T16" style:family="text">
      <style:text-properties fo:font-style="italic" officeooo:rsid="01a6eeb0" style:font-style-asian="italic" style:font-style-complex="italic"/>
    </style:style>
    <style:style style:name="T17" style:family="text">
      <style:text-properties fo:font-style="italic" officeooo:rsid="01a37bf8" style:font-style-asian="italic" style:font-style-complex="italic"/>
    </style:style>
    <style:style style:name="T18" style:family="text">
      <style:text-properties officeooo:rsid="00334ce2"/>
    </style:style>
    <style:style style:name="T19" style:family="text">
      <style:text-properties officeooo:rsid="003480fe"/>
    </style:style>
    <style:style style:name="T20" style:family="text">
      <style:text-properties officeooo:rsid="0036626e"/>
    </style:style>
    <style:style style:name="T21" style:family="text">
      <style:text-properties officeooo:rsid="0039e763"/>
    </style:style>
    <style:style style:name="T22" style:family="text">
      <style:text-properties officeooo:rsid="003b752d"/>
    </style:style>
    <style:style style:name="T23" style:family="text">
      <style:text-properties style:font-name="Liberation Serif" officeooo:rsid="004302c8" style:font-name-asian="Liberation Serif" style:font-name-complex="Liberation Serif"/>
    </style:style>
    <style:style style:name="T24" style:family="text">
      <style:text-properties officeooo:rsid="004490ff"/>
    </style:style>
    <style:style style:name="T25" style:family="text">
      <style:text-properties officeooo:rsid="0045df75"/>
    </style:style>
    <style:style style:name="T26" style:family="text">
      <style:text-properties officeooo:rsid="004721ef"/>
    </style:style>
    <style:style style:name="T27" style:family="text">
      <style:text-properties officeooo:rsid="00472c91"/>
    </style:style>
    <style:style style:name="T28" style:family="text">
      <style:text-properties officeooo:rsid="0048c37b"/>
    </style:style>
    <style:style style:name="T29" style:family="text">
      <style:text-properties officeooo:rsid="0049e0d4"/>
    </style:style>
    <style:style style:name="T30" style:family="text">
      <style:text-properties officeooo:rsid="004f5236"/>
    </style:style>
    <style:style style:name="T31" style:family="text">
      <style:text-properties officeooo:rsid="005836f3"/>
    </style:style>
    <style:style style:name="T32" style:family="text">
      <style:text-properties officeooo:rsid="005a2077"/>
    </style:style>
    <style:style style:name="T33" style:family="text">
      <style:text-properties officeooo:rsid="005c4432"/>
    </style:style>
    <style:style style:name="T34" style:family="text">
      <style:text-properties officeooo:rsid="005dda1a"/>
    </style:style>
    <style:style style:name="T35" style:family="text">
      <style:text-properties officeooo:rsid="005fde17"/>
    </style:style>
    <style:style style:name="T36" style:family="text">
      <style:text-properties officeooo:rsid="0067bdd0"/>
    </style:style>
    <style:style style:name="T37" style:family="text">
      <style:text-properties officeooo:rsid="0067f0af"/>
    </style:style>
    <style:style style:name="T38" style:family="text">
      <style:text-properties officeooo:rsid="00752a36"/>
    </style:style>
    <style:style style:name="T39" style:family="text">
      <style:text-properties officeooo:rsid="00766c82"/>
    </style:style>
    <style:style style:name="T40" style:family="text">
      <style:text-properties officeooo:rsid="004302c8"/>
    </style:style>
    <style:style style:name="T41" style:family="text">
      <style:text-properties officeooo:rsid="00783d5c"/>
    </style:style>
    <style:style style:name="T42" style:family="text">
      <style:text-properties officeooo:rsid="007ab907"/>
    </style:style>
    <style:style style:name="T43" style:family="text">
      <style:text-properties officeooo:rsid="007b1955"/>
    </style:style>
    <style:style style:name="T44" style:family="text">
      <style:text-properties officeooo:rsid="007caf7b"/>
    </style:style>
    <style:style style:name="T45" style:family="text">
      <style:text-properties officeooo:rsid="007de5a9"/>
    </style:style>
    <style:style style:name="T46" style:family="text">
      <style:text-properties officeooo:rsid="007e312c"/>
    </style:style>
    <style:style style:name="T47" style:family="text">
      <style:text-properties officeooo:rsid="007ec4c1"/>
    </style:style>
    <style:style style:name="T48" style:family="text">
      <style:text-properties officeooo:rsid="0082edb4"/>
    </style:style>
    <style:style style:name="T49" style:family="text">
      <style:text-properties officeooo:rsid="0086e911"/>
    </style:style>
    <style:style style:name="T50" style:family="text">
      <style:text-properties officeooo:rsid="00879a52"/>
    </style:style>
    <style:style style:name="T51" style:family="text">
      <style:text-properties officeooo:rsid="0087d1de"/>
    </style:style>
    <style:style style:name="T52" style:family="text">
      <style:text-properties officeooo:rsid="0088db1e"/>
    </style:style>
    <style:style style:name="T53" style:family="text">
      <style:text-properties officeooo:rsid="008ba952"/>
    </style:style>
    <style:style style:name="T54" style:family="text">
      <style:text-properties officeooo:rsid="008ca975"/>
    </style:style>
    <style:style style:name="T55" style:family="text">
      <style:text-properties officeooo:rsid="008e84e2"/>
    </style:style>
    <style:style style:name="T56" style:family="text">
      <style:text-properties officeooo:rsid="00422e2d"/>
    </style:style>
    <style:style style:name="T57" style:family="text">
      <style:text-properties officeooo:rsid="0092fee7"/>
    </style:style>
    <style:style style:name="T58" style:family="text">
      <style:text-properties officeooo:rsid="009523e5"/>
    </style:style>
    <style:style style:name="T59" style:family="text">
      <style:text-properties officeooo:rsid="0095913c"/>
    </style:style>
    <style:style style:name="T60" style:family="text">
      <style:text-properties officeooo:rsid="009aa5ac"/>
    </style:style>
    <style:style style:name="T61" style:family="text">
      <style:text-properties officeooo:rsid="009e1d1e"/>
    </style:style>
    <style:style style:name="T62" style:family="text">
      <style:text-properties officeooo:rsid="00a0028c"/>
    </style:style>
    <style:style style:name="T63" style:family="text">
      <style:text-properties officeooo:rsid="00a1b050"/>
    </style:style>
    <style:style style:name="T64" style:family="text">
      <style:text-properties officeooo:rsid="00b1ed3a"/>
    </style:style>
    <style:style style:name="T65" style:family="text">
      <style:text-properties officeooo:rsid="00c1d018"/>
    </style:style>
    <style:style style:name="T66" style:family="text">
      <style:text-properties fo:font-style="normal" style:font-style-asian="normal" style:font-style-complex="normal"/>
    </style:style>
    <style:style style:name="T67" style:family="text">
      <style:text-properties fo:font-style="normal" officeooo:rsid="00ce833b" style:font-style-asian="normal" style:font-style-complex="normal"/>
    </style:style>
    <style:style style:name="T68" style:family="text">
      <style:text-properties fo:font-style="normal" officeooo:rsid="010bc3de" style:font-style-asian="normal" style:font-style-complex="normal"/>
    </style:style>
    <style:style style:name="T69" style:family="text">
      <style:text-properties fo:font-style="normal" officeooo:rsid="01733b35" style:font-style-asian="normal" style:font-style-complex="normal"/>
    </style:style>
    <style:style style:name="T70" style:family="text">
      <style:text-properties officeooo:rsid="00d188f7"/>
    </style:style>
    <style:style style:name="T71" style:family="text">
      <style:text-properties officeooo:rsid="00d1a387"/>
    </style:style>
    <style:style style:name="T72" style:family="text">
      <style:text-properties officeooo:rsid="00d22a1a"/>
    </style:style>
    <style:style style:name="T73" style:family="text">
      <style:text-properties officeooo:rsid="00d35d53"/>
    </style:style>
    <style:style style:name="T74" style:family="text">
      <style:text-properties officeooo:rsid="00d35d53" loext:padding="0in" loext:border="none"/>
    </style:style>
    <style:style style:name="T75" style:family="text">
      <style:text-properties loext:padding="0in" loext:border="none"/>
    </style:style>
    <style:style style:name="T76" style:family="text">
      <style:text-properties officeooo:rsid="00d37304"/>
    </style:style>
    <style:style style:name="T77" style:family="text">
      <style:text-properties officeooo:rsid="00d8f4ec"/>
    </style:style>
    <style:style style:name="T78" style:family="text">
      <style:text-properties officeooo:rsid="00dba27b"/>
    </style:style>
    <style:style style:name="T79" style:family="text">
      <style:text-properties officeooo:rsid="00dc66e4"/>
    </style:style>
    <style:style style:name="T80" style:family="text">
      <style:text-properties officeooo:rsid="00e3c9c7"/>
    </style:style>
    <style:style style:name="T81" style:family="text">
      <style:text-properties officeooo:rsid="00ecbedb"/>
    </style:style>
    <style:style style:name="T82" style:family="text">
      <style:text-properties officeooo:rsid="00ee162b"/>
    </style:style>
    <style:style style:name="T83" style:family="text">
      <style:text-properties officeooo:rsid="00ef624f"/>
    </style:style>
    <style:style style:name="T84" style:family="text">
      <style:text-properties officeooo:rsid="00f1b062"/>
    </style:style>
    <style:style style:name="T85" style:family="text">
      <style:text-properties officeooo:rsid="00f5d4f6"/>
    </style:style>
    <style:style style:name="T86" style:family="text">
      <style:text-properties officeooo:rsid="00f971dd"/>
    </style:style>
    <style:style style:name="T87" style:family="text">
      <style:text-properties officeooo:rsid="00f9b6c0"/>
    </style:style>
    <style:style style:name="T88" style:family="text">
      <style:text-properties officeooo:rsid="00fb47d0"/>
    </style:style>
    <style:style style:name="T89" style:family="text">
      <style:text-properties officeooo:rsid="0100da0e"/>
    </style:style>
    <style:style style:name="T90" style:family="text">
      <style:text-properties officeooo:rsid="0109e016"/>
    </style:style>
    <style:style style:name="T91" style:family="text">
      <style:text-properties officeooo:rsid="010bc3de"/>
    </style:style>
    <style:style style:name="T92" style:family="text">
      <style:text-properties officeooo:rsid="010c86e5"/>
    </style:style>
    <style:style style:name="T93" style:family="text">
      <style:text-properties officeooo:rsid="010fc8f3"/>
    </style:style>
    <style:style style:name="T94" style:family="text">
      <style:text-properties officeooo:rsid="0116b45d"/>
    </style:style>
    <style:style style:name="T95" style:family="text">
      <style:text-properties officeooo:rsid="0116bd3f"/>
    </style:style>
    <style:style style:name="T96" style:family="text">
      <style:text-properties officeooo:rsid="01180320"/>
    </style:style>
    <style:style style:name="T97" style:family="text">
      <style:text-properties fo:font-weight="bold" style:font-weight-asian="bold" style:font-weight-complex="bold"/>
    </style:style>
    <style:style style:name="T98" style:family="text">
      <style:text-properties officeooo:rsid="011e2f1d"/>
    </style:style>
    <style:style style:name="T99" style:family="text">
      <style:text-properties officeooo:rsid="01231e1d"/>
    </style:style>
    <style:style style:name="T100" style:family="text">
      <style:text-properties officeooo:rsid="012bbbcb"/>
    </style:style>
    <style:style style:name="T101" style:family="text">
      <style:text-properties officeooo:rsid="012c02a1"/>
    </style:style>
    <style:style style:name="T102" style:family="text">
      <style:text-properties officeooo:rsid="012d542c"/>
    </style:style>
    <style:style style:name="T103" style:family="text">
      <style:text-properties officeooo:rsid="0132761b"/>
    </style:style>
    <style:style style:name="T104" style:family="text">
      <style:text-properties officeooo:rsid="01343f9a"/>
    </style:style>
    <style:style style:name="T105" style:family="text">
      <style:text-properties officeooo:rsid="0134feab"/>
    </style:style>
    <style:style style:name="T106" style:family="text">
      <style:text-properties officeooo:rsid="01358634"/>
    </style:style>
    <style:style style:name="T107" style:family="text">
      <style:text-properties officeooo:rsid="01361e7a"/>
    </style:style>
    <style:style style:name="T108" style:family="text">
      <style:text-properties officeooo:rsid="01375c78"/>
    </style:style>
    <style:style style:name="T109" style:family="text">
      <style:text-properties officeooo:rsid="01384093"/>
    </style:style>
    <style:style style:name="T110" style:family="text">
      <style:text-properties officeooo:rsid="0142578a"/>
    </style:style>
    <style:style style:name="T111" style:family="text">
      <style:text-properties officeooo:rsid="00980d24"/>
    </style:style>
    <style:style style:name="T112" style:family="text">
      <style:text-properties officeooo:rsid="0144ba7d"/>
    </style:style>
    <style:style style:name="T113" style:family="text">
      <style:text-properties officeooo:rsid="014608e0"/>
    </style:style>
    <style:style style:name="T114" style:family="text">
      <style:text-properties officeooo:rsid="01484d18"/>
    </style:style>
    <style:style style:name="T115" style:family="text">
      <style:text-properties officeooo:rsid="01498845"/>
    </style:style>
    <style:style style:name="T116" style:family="text">
      <style:text-properties officeooo:rsid="014a8c34"/>
    </style:style>
    <style:style style:name="T117" style:family="text">
      <style:text-properties officeooo:rsid="014e0f33"/>
    </style:style>
    <style:style style:name="T118" style:family="text">
      <style:text-properties officeooo:rsid="014e21d9"/>
    </style:style>
    <style:style style:name="T119" style:family="text">
      <style:text-properties officeooo:rsid="014fb8d8"/>
    </style:style>
    <style:style style:name="T120" style:family="text">
      <style:text-properties officeooo:rsid="015112f4"/>
    </style:style>
    <style:style style:name="T121" style:family="text">
      <style:text-properties officeooo:rsid="015423c6"/>
    </style:style>
    <style:style style:name="T122" style:family="text">
      <style:text-properties officeooo:rsid="015847ab"/>
    </style:style>
    <style:style style:name="T123" style:family="text">
      <style:text-properties officeooo:rsid="015b28c1"/>
    </style:style>
    <style:style style:name="T124" style:family="text">
      <style:text-properties officeooo:rsid="015dd765"/>
    </style:style>
    <style:style style:name="T125" style:family="text">
      <style:text-properties officeooo:rsid="015de003"/>
    </style:style>
    <style:style style:name="T126" style:family="text">
      <style:text-properties officeooo:rsid="015f5e9e"/>
    </style:style>
    <style:style style:name="T127" style:family="text">
      <style:text-properties officeooo:rsid="0160e9e8"/>
    </style:style>
    <style:style style:name="T128" style:family="text">
      <style:text-properties officeooo:rsid="0162dc7e"/>
    </style:style>
    <style:style style:name="T129" style:family="text">
      <style:text-properties officeooo:rsid="0165e62b"/>
    </style:style>
    <style:style style:name="T130" style:family="text">
      <style:text-properties officeooo:rsid="01663466"/>
    </style:style>
    <style:style style:name="T131" style:family="text">
      <style:text-properties officeooo:rsid="01666e1d"/>
    </style:style>
    <style:style style:name="T132" style:family="text">
      <style:text-properties officeooo:rsid="0166cc2c"/>
    </style:style>
    <style:style style:name="T133" style:family="text">
      <style:text-properties officeooo:rsid="01679d35"/>
    </style:style>
    <style:style style:name="T134" style:family="text">
      <style:text-properties officeooo:rsid="01679e0d"/>
    </style:style>
    <style:style style:name="T135" style:family="text">
      <style:text-properties officeooo:rsid="0167ae3e"/>
    </style:style>
    <style:style style:name="T136" style:family="text">
      <style:text-properties officeooo:rsid="00f4bee3"/>
    </style:style>
    <style:style style:name="T137" style:family="text">
      <style:text-properties officeooo:rsid="016dbb53"/>
    </style:style>
    <style:style style:name="T138" style:family="text">
      <style:text-properties officeooo:rsid="01704cd4"/>
    </style:style>
    <style:style style:name="T139" style:family="text">
      <style:text-properties officeooo:rsid="01733b35"/>
    </style:style>
    <style:style style:name="T140" style:family="text">
      <style:text-properties officeooo:rsid="017a6602"/>
    </style:style>
    <style:style style:name="T141" style:family="text">
      <style:text-properties officeooo:rsid="017a727c"/>
    </style:style>
    <style:style style:name="T142" style:family="text">
      <style:text-properties officeooo:rsid="017d84df"/>
    </style:style>
    <style:style style:name="T143" style:family="text">
      <style:text-properties officeooo:rsid="017eddfe"/>
    </style:style>
    <style:style style:name="T144" style:family="text">
      <style:text-properties officeooo:rsid="017ef050"/>
    </style:style>
    <style:style style:name="T145" style:family="text">
      <style:text-properties officeooo:rsid="01833f46"/>
    </style:style>
    <style:style style:name="T146" style:family="text">
      <style:text-properties officeooo:rsid="01896780"/>
    </style:style>
    <style:style style:name="T147" style:family="text">
      <style:text-properties officeooo:rsid="018b35a1"/>
    </style:style>
    <style:style style:name="T148" style:family="text">
      <style:text-properties officeooo:rsid="018b6eb7"/>
    </style:style>
    <style:style style:name="T149" style:family="text">
      <style:text-properties officeooo:rsid="018c96ea"/>
    </style:style>
    <style:style style:name="T150" style:family="text">
      <style:text-properties officeooo:rsid="018d2208"/>
    </style:style>
    <style:style style:name="T151" style:family="text">
      <style:text-properties officeooo:rsid="018df2f4"/>
    </style:style>
    <style:style style:name="T152" style:family="text">
      <style:text-properties officeooo:rsid="018f3584"/>
    </style:style>
    <style:style style:name="T153" style:family="text">
      <style:text-properties officeooo:rsid="0190bb81"/>
    </style:style>
    <style:style style:name="T154" style:family="text">
      <style:text-properties officeooo:rsid="0195921b"/>
    </style:style>
    <style:style style:name="T155" style:family="text">
      <style:text-properties officeooo:rsid="019d90ad"/>
    </style:style>
    <style:style style:name="T156" style:family="text">
      <style:text-properties officeooo:rsid="01a06e80"/>
    </style:style>
    <style:style style:name="T157" style:family="text">
      <style:text-properties style:text-position="sub 58%" fo:font-style="italic" style:font-style-asian="italic" style:font-style-complex="italic"/>
    </style:style>
    <style:style style:name="T158" style:family="text">
      <style:text-properties style:text-position="sub 58%" fo:font-style="italic" officeooo:rsid="01a37bf8" style:font-style-asian="italic" style:font-style-complex="italic"/>
    </style:style>
    <style:style style:name="T159" style:family="text">
      <style:text-properties style:text-position="sub 58%" fo:font-style="italic" officeooo:rsid="01a6eeb0" style:font-style-asian="italic" style:font-style-complex="italic"/>
    </style:style>
    <style:style style:name="T160" style:family="text">
      <style:text-properties style:text-position="0% 100%" fo:font-style="italic" style:font-style-asian="italic" style:font-style-complex="italic"/>
    </style:style>
    <style:style style:name="T161" style:family="text">
      <style:text-properties style:text-position="0% 100%" fo:font-style="italic" officeooo:rsid="01a5743e" style:font-style-asian="italic" style:font-style-complex="italic"/>
    </style:style>
    <style:style style:name="T162" style:family="text">
      <style:text-properties style:text-position="0% 100%" fo:font-style="italic" officeooo:rsid="01a6eeb0" style:font-style-asian="italic" style:font-style-complex="italic"/>
    </style:style>
    <style:style style:name="T163" style:family="text">
      <style:text-properties style:text-position="0% 100%" fo:font-style="normal" style:font-style-asian="normal" style:font-style-complex="normal"/>
    </style:style>
    <style:style style:name="T164" style:family="text">
      <style:text-properties style:text-position="0% 100%" fo:font-style="normal" officeooo:rsid="01a5743e" style:font-style-asian="normal" style:font-style-complex="normal"/>
    </style:style>
    <style:style style:name="T165" style:family="text">
      <style:text-properties style:text-position="0% 100%" fo:font-style="normal" officeooo:rsid="01a6eeb0" style:font-style-asian="normal" style:font-style-complex="normal"/>
    </style:style>
    <style:style style:name="T166" style:family="text">
      <style:text-properties style:text-position="0% 100%" fo:font-style="normal" officeooo:rsid="01ab86fa" style:font-style-asian="normal" style:font-style-complex="normal"/>
    </style:style>
    <style:style style:name="T167" style:family="text">
      <style:text-properties style:text-position="0% 100%" fo:font-style="normal" officeooo:rsid="01ad4659" style:font-style-asian="normal" style:font-style-complex="normal"/>
    </style:style>
    <style:style style:name="T168" style:family="text">
      <style:text-properties style:text-position="0% 100%" style:font-name="Liberation Serif1" fo:font-style="normal" style:font-name-asian="Noto Serif CJK SC" style:font-style-asian="normal" style:font-name-complex="Lohit Devanagari1" style:font-style-complex="normal"/>
    </style:style>
    <style:style style:name="T169" style:family="text">
      <style:text-properties style:text-position="0% 100%" style:font-name="Liberation Serif1" fo:font-style="normal" officeooo:rsid="01a848f0" style:font-name-asian="Noto Serif CJK SC" style:font-style-asian="normal" style:font-name-complex="Lohit Devanagari1" style:font-style-complex="normal"/>
    </style:style>
    <style:style style:name="T170" style:family="text">
      <style:text-properties officeooo:rsid="01a6eeb0"/>
    </style:style>
    <style:style style:name="T171" style:family="text">
      <style:text-properties officeooo:rsid="01ad3f4f"/>
    </style:style>
    <style:style style:name="T172" style:family="text">
      <style:text-properties officeooo:rsid="01b0fb6f"/>
    </style:style>
    <style:style style:name="T173" style:family="text">
      <style:text-properties officeooo:rsid="01b411d9"/>
    </style:style>
    <style:style style:name="T174" style:family="text">
      <style:text-properties officeooo:rsid="01b5e9b7"/>
    </style:style>
    <style:style style:name="T175" style:family="text">
      <style:text-properties officeooo:rsid="01ba1396"/>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he <text:span text:style-name="T5">High-Level </text:span>Algorithm of Financing Fundamental Science and Software, for Blockchain Implementation: Why This Way and Peculiarities of Information Exchange and Payments <text:span text:style-name="T65">[draft]</text:span></text:p>
      <text:p text:style-name="P6"><text:span text:style-name="T1">Victor Porton (ORCID </text:span>0000-0001-7064-7975<text:span text:style-name="T1">)</text:span></text:p>
      <text:p text:style-name="P7"><text:span text:style-name="T97">Potential conflict of interest:</text:span> The author is a supposed recipient of grants proposed in this article, both as scientific texts and software components author.</text:p>
      <text:p text:style-name="P44">Abstract<text:span text:style-name="T2"> </text:span><text:span text:style-name="T3">The whitepaper for implementation of a system of cryptocurrency grants for good amounts of financing and marketing of basic science and software components. </text:span><text:span text:style-name="T4">The idea includes allocating a part of donations to dependencies and an affiliate program for marketing.</text:span><text:span text:style-name="T3"> Also it discusses the necessity of this and my previous attempt for the same.</text:span></text:p>
      <text:p text:style-name="P45"><text:span text:style-name="T3">T</text:span><text:span text:style-name="T2">ODO: Can we calculate matchings on-chain</text:span></text:p>
      <text:h text:style-name="P47" text:outline-level="1">The Motivation</text:h>
      <text:p text:style-name="P14">In 2019 I discovered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ext:span text:style-name="T11">P</text:span>reviously due a sequence of unfortunate events <text:bibliography-mark text:identifier="attack-google" text:bibliography-type="article" text:author="Victor Porton" text:title="Attack on Google SERP: A branch of science may effectively disappear from SERPs for a long time" text:year="2022" text:url="https://science.vporton.name/2022/07/25/attack-on-google-serp-a-branch-of-science-may-effectively-disappear-from-serps-for-a-long-time/">[2]</text:bibliography-mark> centralized<text:note text:id="ftn1" text:note-class="footnote"><text:note-citation>1</text:note-citation><text:note-body><text:p text:style-name="P3">As opposed to <text:span text:style-name="T12">decentralized</text:span> like a blockchain, without center<text:span text:style-name="T18">s</text:span> of governance or control.</text:p></text:note-body></text:note> academia was “chocked” by a too big piece, my scientific article of 500 pages, making a part of science non-publishable. &gt;1/2 of future science depends on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hus publishing this 500 pages text is <text:span text:style-name="T19">like </text:span>a world war <text:span text:style-name="T19">by importance</text:span>. In response to this I <text:span text:style-name="T19">started to </text:span>develop idea<text:span text:style-name="T19">s</text:span> how to enhance crypto grants ecosystem to deliver financing and publicity for basic science (and free software components).</text:p>
      <text:p text:style-name="P32">So, the project that I develop should provide funds to marketers to market basic science discoveries and software components. Additionally, it would be good to provide sustainable salaries to authors of such projects, <text:span text:style-name="T20">because it is an awful economical unfairness that some authors of components important for the entire world live (or die) in poverty</text:span>. <text:span text:style-name="T20">We need to increase the number of such workers, and for this to pay them salaries.</text:span></text:p>
      <text:p text:style-name="P33">Also, it should implement an affiliate program for marketers for the following reasons:</text:p>
      <text:list text:style-name="L1">
        <text:list-item>
          <text:p text:style-name="P57">The marketing talent is often disjoint with software or science talents.</text:p>
        </text:list-item>
        <text:list-item>
          <text:p text:style-name="P57">If a project created but not properly marketed, it may create false impression that the project is “present” in science or economy and prevent development of similar projects to thrive. (Thus the affiliate share should be big (I consider 60%.) and not turnable off (also to prevent intentional harm) by the project owner.)</text:p>
        </text:list-item>
      </text:list>
      <text:h text:style-name="P48" text:outline-level="1"><text:soft-page-break/>History <text:span text:style-name="T6">of the Project</text:span></text:h>
      <text:h text:style-name="Heading_20_2" text:outline-level="2">Future Salaries</text:h>
      <text:p text:style-name="P4">My first attempt to implement financing scientific development and free software was <text:span text:style-name="T8">Future Salaries project </text:span><text:span text:style-name="T8"><text:bibliography-mark text:identifier="future-salaries" text:bibliography-type="article" text:author="Victor Porton" text:title="Paying Salaries to Scientists Using Prediction Markets on Blockchain" text:year="2021">[3]</text:bibliography-mark></text:span>. <text:span text:style-name="T7">In th</text:span><text:span text:style-name="T64">at</text:span><text:span text:style-name="T7"> article and its programmatic implementation </text:span><text:span text:style-name="T7"><text:bibliography-mark text:identifier="future-salaries-app" text:bibliography-type="www" text:author="Victor Porton" text:title="Future Salaries" text:url="https://vporton.github.io/future-salary/#/">[4]</text:bibliography-mark></text:span><text:span text:style-name="T7"> </text:span><text:span text:style-name="T64">of</text:span><text:span text:style-name="T49"> Future Salaries </text:span><text:span text:style-name="T7">I spread the money between scientists proportional to their predicted rating in a prediction market </text:span><text:span text:style-name="T7"><text:bibliography-mark text:identifier="prediction" text:bibliography-type="article" text:author="Diemer, Sebastian" text:title="Does money matter in predicting future events?" text:year="2013">[5]</text:bibliography-mark></text:span><text:span text:style-name="T7">. The oracles of the prediction market were anticipated to produce article ratings dependently on citation rating (including indirect citations) of articles. The rating was expected to be for example proportional to or (more “socialistic”) proportional to square root of the predicted citation count.</text:span></text:p>
      <text:p text:style-name="P5">It was anticipated that major search engines like Google will serve as “finalizers” of this prediction market. It <text:span text:style-name="T49">is</text:span> also anticipated that Google will be able to filter out non-scientific articles (plain journalism, pseudo-science, nonsense texts) from considered algorithm <text:span text:style-name="T48">(as it already does in Google Scholar)</text:span> to calculate the rating of scientific articles.</text:p>
      <text:p text:style-name="P5">Later I understood that this system does not work <text:span text:style-name="T50">for</text:span> the following reason: Citation rating of a scientific article can be made arbitrarily high by creating scientific articles citing it, barely conforming to the scheme of a scientific article but having no real scientific value. Consider an article on the amount of the lubricant in a door lock, and citing it articles for 200 kinds of locks to increase citation index. <text:span text:style-name="T10">Or produce scientific articles by a computer algebra system solving randomly generated differential equations.</text:span> That articles could be made quite scientific and so not excluded by anticipated Google’s algorithm for determining “scientificity” but useless. But Google could filter out these articles by the criterion of their low scientific value, couldn’t it? The purpose of my algorithm was exactly to value scientific value of a publication. Therefore if to follow my (failed) <text:span text:style-name="T9">strategy</text:span> of determining scientific value, to determine scientific value of an article Google would ask Google <text:span text:style-name="T10">(because asking a search engine was considered the only way to determine scientific value)</text:span>. We came to a contradiction, therefore this method is faulty.</text:p>
      <text:p text:style-name="P10">The below algorithm is free from the above deficiency, because the evaluators of projects are people, who are fully in control (provided that donating to all project dependencies without necessarily knowing them is counte<text:span text:style-name="T128">d</text:span> as “in control”).</text:p>
      <text:h text:style-name="Heading_20_2" text:outline-level="2">Precursors of the current algorithm</text:h>
      <text:p text:style-name="P1">The algorithm <text:span text:style-name="T7">from this article</text:span> main ideas were first formulated by me in <text:bibliography-mark text:identifier="gitcoin-feature-suggestion" text:bibliography-type="www" text:author="Victor Porton" text:title=" Enhance grant system with allocating money to dependencies and promouters, to increase components financing and visibility" text:year="2022" text:url="https://github.com/gitcoinco/web/issues/10556">[6]</text:bibliography-mark>.</text:p>
      <text:h text:style-name="Heading_20_1" text:outline-level="1">The algorithm</text:h>
      <text:p text:style-name="P15">By <text:span text:style-name="T12">project</text:span><text:span text:style-name="T66"> we mean an open source repository or package or a scientific article/</text:span><text:span text:style-name="T67">book</text:span><text:span text:style-name="T66">.</text:span></text:p>
      <text:p text:style-name="P13"><text:span text:style-name="T84">F</text:span><text:span text:style-name="T32">or the below we need to</text:span><text:span text:style-name="T56"> scan dependencies </text:span><text:span text:style-name="T32">of a project.</text:span><text:span text:style-name="T56"> </text:span><text:span text:style-name="T31">If </text:span><text:span text:style-name="T32">dependencies are provided to us as</text:span><text:span text:style-name="T31"> an SQL download, that’s clea</text:span><text:span text:style-name="T51">r</text:span><text:span text:style-name="T31">. If it is an API </text:span><text:span text:style-name="T32">fo requesting an individual project info</text:span><text:span text:style-name="T31">, </text:span><text:span text:style-name="T52">we </text:span><text:span text:style-name="T31">need to cache.</text:span></text:p>
      <text:p text:style-name="P10">The algorithm is GitCoin cGrants <text:bibliography-mark text:identifier="cgrants" text:bibliography-type="www" text:author="Team Gitcoin" text:title="Announcing: The Gitcoin Protocol Alpha Tests" text:year="2023" text:url="https://go.gitcoin.co/blog/announcing-the-gitcoin-alpha-tests">[7]</text:bibliography-mark> (as in the current Alpha round <text:bibliography-mark text:identifier="alpha-round" text:bibliography-type="www" text:author="Team Gitcoin" text:title="Announcing: The Gitcoin Program Alpha Round" text:year="2023" text:url="https://go.gitcoin.co/blog/announcing-the-gitcoin-alpha-round">[8]</text:bibliography-mark>) modified as follows.</text:p>
      <text:p text:style-name="P11">GitCoin cGrants <text:span text:style-name="T129">are based on decentralized technology, as it is much advantageous in reliability and avoidance of </text:span><text:span text:style-name="T131">possibility of </text:span><text:span text:style-name="T129">financial stealing than traditional centralized (server-based </text:span><text:span text:style-name="T130">o</text:span><text:span text:style-name="T129">r cloud-based) technologies. The following implementation aims to keep the technology decentralized </text:span><text:span text:style-name="T130">de</text:span><text:soft-page-break/><text:span text:style-name="T130">spite of complicating the setting compared with existing GitCoin</text:span><text:span text:style-name="T129"> </text:span><text:span text:style-name="T130">grants, </text:span><text:span text:style-name="T129">by implementing it as Layer-2 (see below).</text:span></text:p>
      <text:h text:style-name="P53" text:outline-level="2">Implementation as Layer-2</text:h>
      <text:p text:style-name="P35">We implement all <text:span text:style-name="T84">monetary </text:span>transactions <text:span text:style-name="T106">and storing dependencies </text:span>as <text:span text:style-name="T80">L2 (</text:span>Layer-2<text:span text:style-name="T80">)</text:span> <text:bibliography-mark text:identifier="layer2" text:bibliography-type="www" text:author="PCMag" text:title="Layer 2 blockchain" text:url="https://www.pcmag.com/encyclopedia/term/layer-2-blockchain">[9]</text:bibliography-mark> <text:span text:style-name="T104">to save on transaction costs. </text:span><text:span text:style-name="T105">We plan to use either a </text:span><text:span text:style-name="T98">Turing-complete</text:span><text:span text:style-name="T93"> </text:span><text:span text:style-name="T105">Validium or Optimistic Rollups (the third remaining variant </text:span><text:span text:style-name="T132">of L2,</text:span><text:span text:style-name="T105"> ZK-rollups</text:span><text:span text:style-name="T36"> </text:span><text:span text:style-name="T36"><text:bibliography-mark text:identifier="zk-rollups" text:bibliography-type="www" text:author="ethereum.org" text:title="Zero-Knowledge rollups">[10]</text:bibliography-mark></text:span><text:span text:style-name="T36">,</text:span><text:span text:style-name="T105"> is expensive</text:span><text:span text:style-name="T36">, because we calculate data for every dependency </text:span><text:span text:style-name="T37">(and dependencies may count in thousands)</text:span><text:span text:style-name="T116">)</text:span><text:span text:style-name="T105">.</text:span></text:p>
      <text:list text:style-name="L2">
        <text:list-item>
          <text:p text:style-name="P58">As a Validium we can use:</text:p>
          <text:list>
            <text:list-item>
              <text:p text:style-name="P59"><text:span text:style-name="T93">zkEVM </text:span><text:span text:style-name="T93"><text:bibliography-mark text:identifier="zkevm" text:bibliography-type="www" text:title="zkEVM" text:url="https://docs.zksync.io/zkevm/">[11]</text:bibliography-mark></text:span><text:span text:style-name="T93"> </text:span><text:span text:style-name="T106">+ Avail </text:span><text:span text:style-name="T106"><text:bibliography-mark text:identifier="avail" text:bibliography-type="www" text:author="Polygon Wiki" text:title="Polygon Avail" text:url="https://wiki.polygon.technology/docs/avail/introduction/what-is-avail/">[12]</text:bibliography-mark></text:span><text:span text:style-name="T106"> (</text:span><text:span text:style-name="T133">Avail </text:span><text:span text:style-name="T134">is </text:span><text:span text:style-name="T106">still not implemented </text:span><text:span text:style-name="T109">by zkSync</text:span><text:span text:style-name="T106">)</text:span></text:p>
            </text:list-item>
            <text:list-item>
              <text:p text:style-name="P61">StarkNet</text:p>
            </text:list-item>
          </text:list>
        </text:list-item>
        <text:list-item>
          <text:p text:style-name="P62">Optimistic Rollups:</text:p>
          <text:list>
            <text:list-item>
              <text:p text:style-name="P60"><text:span text:style-name="T101">AltLayer </text:span><text:span text:style-name="T107">(</text:span><text:span text:style-name="T103">multichain, </text:span><text:span text:style-name="T108">fast L1↔L2, </text:span><text:span text:style-name="T107">advantage: </text:span><text:span text:style-name="T101">has the capability to dispose old data, </text:span><text:span text:style-name="T107">what we may want to use to reduce the costs)</text:span></text:p>
            </text:list-item>
            <text:list-item>
              <text:p text:style-name="P60"><text:span text:style-name="T102">Boba </text:span><text:span text:style-name="T108">(</text:span><text:span text:style-name="T103">multichain, </text:span><text:span text:style-name="T108">fast L1↔L2)</text:span></text:p>
            </text:list-item>
            <text:list-item>
              <text:p text:style-name="P63">Metis</text:p>
            </text:list-item>
          </text:list>
        </text:list-item>
      </text:list>
      <text:p text:style-name="P38">For either project, we can use Solidity as the primary programming language.</text:p>
      <text:p text:style-name="P46"><text:span text:style-name="T111">We store in </text:span><text:span text:style-name="T137">L2</text:span><text:span text:style-name="T111"> </text:span><text:span text:style-name="T83">also </text:span><text:span text:style-name="T111">the </text:span><text:span text:style-name="T118">dependencies of the</text:span><text:span text:style-name="T111"> following pseudo-type: DiGraph&lt;</text:span><text:span text:style-name="T60">(</text:span><text:span text:style-name="T143">ServerAddress, </text:span><text:span text:style-name="T111">Version, </text:span><text:span text:style-name="T155">Finished</text:span><text:span text:style-name="T60">)</text:span><text:span text:style-name="T111">&gt;, </text:span><text:span text:style-name="T155">where Version is a certain version (such as a Git commit hash) of a project, Finished means that all direct dependencies of this version</text:span><text:span text:style-name="T111">. </text:span><text:span text:style-name="T144">A server refers to </text:span><text:span text:style-name="T145">a project version</text:span><text:span text:style-name="T144"> by other server </text:span><text:span text:style-name="T145">as a dependency</text:span><text:span text:style-name="T144"> </text:span><text:span text:style-name="T145">signifies that</text:span><text:span text:style-name="T144"> it trusts that (or have checked).</text:span></text:p>
      <text:p text:style-name="P40">We will also store for each package the number of dependencies, to easily check whether all dependencies are written. We require the servers to start writing from lowest dependencies; it keeps the invariant (provided that the server is fidel to our specification) that if the actual number of dependencies and the stored number of dependencies are equal for a project version, then all its (direct and indirect) dependencies are written.</text:p>
      <text:p text:style-name="P41">[TODO: How do we map from project to its latest version (and from version to project)?]</text:p>
      <text:h text:style-name="P54" text:outline-level="2">Actual algorithm stages</text:h>
      <text:p text:style-name="P74">Before the beginning of the round servers stake <text:span text:style-name="T172">[TODO: or irreversibly pay?] </text:span>the gas token.</text:p>
      <text:p text:style-name="P31">Stages <text:span text:style-name="T90">of donation</text:span>:</text:p>
      <text:list xml:id="list1299216939" text:style-name="L3">
        <text:list-item>
          <text:p text:style-name="P64">Client moves the funds to <text:span text:style-name="T121">the</text:span> <text:span text:style-name="T91">distribution contract</text:span><text:span text:style-name="T88"> </text:span><text:span text:style-name="T86">account </text:span><text:span text:style-name="T87">(requires user confirmation) </text:span><text:span text:style-name="T99">on </text:span>L2.</text:p>
        </text:list-item>
        <text:list-item>
          <text:p text:style-name="P65">The <text:span text:style-name="T138">client</text:span> <text:span text:style-name="T136">writes </text:span><text:span text:style-name="T89">project ID,</text:span><text:span text:style-name="T136"> </text:span><text:span text:style-name="T110">the donated sum, </text:span><text:span text:style-name="T89">X, and Y</text:span><text:span text:style-name="T136"> </text:span><text:span text:style-name="T91">(the </text:span><text:span text:style-name="T14">donation specification</text:span><text:span text:style-name="T91">)</text:span><text:span text:style-name="T136">, </text:span>and the address of the server<text:span text:style-name="T136"> to L2 </text:span><text:span text:style-name="T138">using a gasless contract</text:span>.</text:p>
        </text:list-item>
        <text:list-item>
          <text:p text:style-name="P65">(Dependencies are allowed to be written only by the same server.)</text:p>
        </text:list-item>
        <text:list-item>
          <text:p text:style-name="P66"><text:soft-page-break/>The server writes dependencies to L2 <text:span text:style-name="T142">and finally sets to true flag that dependencies were fully written</text:span>. <text:span text:style-name="T112">(Doing this, the server spends </text:span><text:span text:style-name="T113">Validium </text:span><text:span text:style-name="T112">gas on behalf of the user. </text:span><text:span text:style-name="T114">To protect against cost attacks </text:span><text:span text:style-name="T119">against the</text:span><text:span text:style-name="T114"> server, for example, travers</text:span><text:span text:style-name="T120">ing</text:span><text:span text:style-name="T114"> the entire GitHub, we do this only after a confirmation of donation payment by the client, </text:span><text:span text:style-name="T117">we need to set a minimal amount of donation</text:span><text:span text:style-name="T114">.</text:span><text:span text:style-name="T112">)</text:span></text:p>
        </text:list-item>
        <text:list-item>
          <text:p text:style-name="P67">Wait for round end.</text:p>
        </text:list-item>
        <text:list-item>
          <text:p text:style-name="P80">Choose the servers with minimal amount of errors (see below), <text:span text:style-name="T173">that will be allowed to do the next step</text:span>.</text:p>
        </text:list-item>
      </text:list>
      <text:p text:style-name="P31">Stages <text:span text:style-name="T90">of withdrawal </text:span><text:span text:style-name="T141">(after round end)</text:span>:</text:p>
      <text:list xml:id="list3059320188" text:style-name="L4">
        <text:list-item>
          <text:p text:style-name="P81">The benefactor or anybody else (the msg.sender is not checked) through different paths drives money on L2 to the benefactor account.</text:p>
        </text:list-item>
        <text:list-item>
          <text:p text:style-name="P69">The benefactor on L2 send<text:span text:style-name="T94">s</text:span> funds to the “burning” account <text:span text:style-name="T95">to claim funds on the </text:span><text:span text:style-name="T96">L1</text:span>.</text:p>
        </text:list-item>
        <text:list-item>
          <text:p text:style-name="P70">The <text:span text:style-name="T90">benefactor</text:span> withdraws funds on the L1.</text:p>
        </text:list-item>
      </text:list>
      <text:p text:style-name="P43">Servers could also compete with each other by offering different “taxes” [TODO: Add it to our arithmetic calculations.] on users’ donations. <text:span text:style-name="T154">The taxes could be used to cover L2 fees.</text:span></text:p>
      <text:p text:style-name="P42">That requests can be done in-browser, makes it attractive to write server code also in JavaScript (or a language compilable to JavaScript, such as TypeScript).</text:p>
      <text:h text:style-name="Heading_20_2" text:outline-level="2">Arithmetic formulas</text:h>
      <text:p text:style-name="P79">[TODO: “Tax” to World Science DAO.]</text:p>
      <text:p text:style-name="P29">First Y% of the donated sum is allocated to the affiliate (if any). <text:span text:style-name="T81">The donated sum is reduced to (100-Y)%.</text:span></text:p>
      <text:p text:style-name="P28">Remark: There was also considered the variant to allocate to the affiliate only Y% of the donation part that the main project (excluding dependencies) receives, but that would allocate zero to the affiliate if the main project does not accept donations.</text:p>
      <text:p text:style-name="P30">When donating to a project, the donor is offered to allocate X% for dependencies. <text:span text:style-name="T33">I recommend to set X% to a reasonable value such as 50% and allow the donor to change </text:span><text:span text:style-name="T46">the value</text:span><text:span text:style-name="T33">, if he or she wishes.</text:span></text:p>
      <text:p text:style-name="P34">The following is calculated separately for each token.</text:p>
      <text:p text:style-name="P12"><text:span text:style-name="T124">D</text:span>onation s<text:span text:style-name="T124">pecifications </text:span><text:span text:style-name="T139">and dependencies </text:span>are stored in <text:span text:style-name="T53">our </text:span>I<text:span text:style-name="T53">V</text:span>otingStrategy <text:span text:style-name="T53">contract </text:span><text:span text:style-name="T100">(on L2).</text:span></text:p>
      <text:p text:style-name="P16">Before storing the donation in the chain, <text:span text:style-name="T43">f</text:span><text:span text:style-name="T26">or each direct or indirect dependency </text:span><text:span text:style-name="T27">find its Git repository, and if found, query (</text:span><text:span text:style-name="T71">see the </text:span><text:span text:style-name="T27">appendix with file format) </text:span><text:span text:style-name="T30">(or a similar path for other Git hostings than GitHub) </text:span><text:span text:style-name="T27">for the donation address </text:span><text:span text:style-name="T28">or voluntary withdrawal from donations (??per-project withdrawal from donations, </text:span><text:span text:style-name="T29">per-project donation addresses</text:span><text:span text:style-name="T28">); </text:span><text:span text:style-name="T38">the donations site downloads </text:span><text:span text:style-name="T39">the list of dependencies and for each dependency </text:span><text:span text:style-name="T27">the current state of the file </text:span><text:span text:style-name="T30">https://</text:span><text:span text:style-name="T27">github.com/USER/USER/.salaries-science/</text:span><text:span text:style-name="T70">accounts</text:span><text:span text:style-name="T27">.json </text:span><text:span text:style-name="T39">if a donation address is available. </text:span><text:span text:style-name="T44">X is lowered to 0%, if no dependencies with active donation address. </text:span><text:span text:style-name="T45">X is raised to 100%, if the main project has no donation address. If both, refuse to accept the donation.</text:span><text:span text:style-name="T39"> To each N donations </text:span><text:span text:style-name="T42">with an available address </text:span><text:span text:style-name="T39">allocate </text:span><text:span text:style-name="T24">D*X%/N, where D is the donated sum </text:span><text:span text:style-name="T34">(before</text:span><text:span text:style-name="T25"> quadratic mat</text:span><text:span text:style-name="T26">c</text:span><text:span text:style-name="T25">hing</text:span><text:span text:style-name="T34">)</text:span><text:span text:style-name="T24">. </text:span><text:span text:style-name="T41">Do it only if</text:span><text:span text:style-name="T40"> </text:span><text:span text:style-name="T47">X</text:span><text:span text:style-name="T40"> </text:span><text:span text:style-name="T23">≠</text:span><text:span text:style-name="T40"> 0.</text:span></text:p>
      <text:p text:style-name="P9"><text:soft-page-break/>Notify by email developers who didn’t put their address <text:span text:style-name="T125">(if we can obtain their email)</text:span>.</text:p>
      <text:p text:style-name="P8">Then <text:span text:style-name="T35">after the</text:span> <text:span text:style-name="T35">end of matching period </text:span>calculate <text:span text:style-name="T126">(in L2)</text:span> quadratic matchings and add to the sums.</text:p>
      <text:h text:style-name="P56" text:outline-level="2"><text:span text:style-name="T171">Consensus</text:span> between servers</text:h>
      <text:p text:style-name="P76">Each server<text:span text:style-name="T12"> i</text:span><text:span text:style-name="T66"> staked </text:span><text:span text:style-name="T12">S</text:span><text:span text:style-name="T157">i</text:span><text:span text:style-name="T12">. </text:span>At the end server will receive reward <text:span text:style-name="T12">r</text:span><text:span text:style-name="T157">i</text:span><text:span text:style-name="T163"> </text:span><text:span text:style-name="T164">from reward pool </text:span><text:span text:style-name="T161">R</text:span><text:span text:style-name="T164"> for all servers</text:span><text:span text:style-name="T160">.</text:span></text:p>
      <text:p text:style-name="P72">After the end of <text:s/>donations period, starts noting period.</text:p>
      <text:p text:style-name="P73">During the noting period, servers can note differences from other servers, writing to L2 a parent version and two child versions (of the noting server and of the noted server). <text:span text:style-name="T156">Each note </text:span><text:span text:style-name="T170">by server</text:span><text:span text:style-name="T16"> i</text:span><text:span text:style-name="T15"> </text:span><text:span text:style-name="T156">increases the corresponding error counter </text:span><text:span text:style-name="T16">E</text:span><text:span text:style-name="T159">j</text:span><text:span text:style-name="T156"> for the noted server</text:span><text:span text:style-name="T15"> </text:span><text:span text:style-name="T16">j</text:span><text:span text:style-name="T15"> </text:span><text:span text:style-name="T156">by </text:span><text:span text:style-name="T16">H</text:span><text:span text:style-name="T170">(</text:span><text:span text:style-name="T17">S</text:span><text:span text:style-name="T158">i</text:span><text:span text:style-name="T165">) where </text:span><text:span text:style-name="T162">H</text:span><text:span text:style-name="T165"> may reasonably be squaring or exponent</text:span><text:span text:style-name="T156">.</text:span></text:p>
      <text:p text:style-name="P77">We calculate min<text:span text:style-name="T157">j</text:span><text:span text:style-name="T160"> E</text:span><text:span text:style-name="T157">j</text:span><text:span text:style-name="T163"> and spread reward </text:span><text:span text:style-name="T166">proportionally the stakes </text:span><text:span text:style-name="T163">between servers with minimal </text:span><text:span text:style-name="T160">E</text:span><text:span text:style-name="T157">j</text:span><text:span text:style-name="T163">. </text:span><text:span text:style-name="T166">(For this, we need to calculate the number of such servers, how?) </text:span><text:span text:style-name="T167">The same servers can be used to withdraw funds by donations receivers.</text:span></text:p>
      <text:p text:style-name="P78"><text:span text:style-name="T169">I</text:span><text:span text:style-name="T168">t makes sense to do this consensus separately for each kind of dependencies (e.g. separately for PyPi and for crates.io), to eliminate completely failing server because of a wrong work of an external Web service.</text:span></text:p>
      <text:h text:style-name="P55" text:outline-level="2">Other differences from cGrants</text:h>
      <text:p text:style-name="P39">We put matching funds on <text:span text:style-name="T53">our </text:span><text:span text:style-name="T122">modified </text:span>I<text:span text:style-name="T53">V</text:span>otingStrategy <text:span text:style-name="T53">contract.</text:span></text:p>
      <text:p text:style-name="P37"><text:span text:style-name="T82">Unlike GitCoin cGrants, w</text:span><text:span text:style-name="T53">e don’t do transfer from our </text:span>I<text:span text:style-name="T53">V</text:span>otingStrategy <text:span text:style-name="T53">contract to recipients initially, but </text:span><text:span text:style-name="T54">store </text:span><text:span text:style-name="T55">transfers in the round’s</text:span><text:span text:style-name="T54"> </text:span><text:span text:style-name="T55">Validium and release them to on-chain payment allowances at the round end. </text:span><text:span text:style-name="T57">We also do not store Voted events in vote() function, </text:span><text:span text:style-name="T58">instead we store </text:span><text:span text:style-name="T62">(in Validium) </text:span><text:span text:style-name="T123">the</text:span><text:span text:style-name="T59"> donation </text:span><text:span text:style-name="T123">specification </text:span><text:span text:style-name="T139">and dependencies</text:span><text:span text:style-name="T57">. </text:span><text:span text:style-name="T61">This contract will have also a function to distribute matching funds (that will </text:span><text:span text:style-name="T63">were</text:span><text:span text:style-name="T61"> placed on this contract address). </text:span><text:span text:style-name="T82">Actual distribution of funds (the sum of donated and matched) happens by calling a method of this contract.</text:span></text:p>
      <text:h text:style-name="P49" text:outline-level="1">Proposed modifications</text:h>
      <text:p text:style-name="P82">We may adjust matching funding of projects dependently <text:span text:style-name="T135">on</text:span> their programming language. For example, I prefer D and Rust languages and would vote for more funding for projects written in these languages.</text:p>
      <text:p text:style-name="P75">Can we allow <text:span text:style-name="T175">staking</text:span> during donations period?</text:p>
      <text:h text:style-name="P50" text:outline-level="1">Deficiencies of This Algorithm</text:h>
      <text:p text:style-name="P26"><text:span text:style-name="T77">With this algorithm, the left-pad </text:span><text:span text:style-name="T77"><text:bibliography-mark text:identifier="leftpad" text:bibliography-type="www" text:author="left-pad" text:title="left-pad" text:url="https://github.com/left-pad/left-pad">[13]</text:bibliography-mark></text:span><text:span text:style-name="T77"> </text:span><text:span text:style-name="T78">(</text:span>Used by 2.1m <text:span text:style-name="T78">other known packages) </text:span><text:span text:style-name="T77">owner</text:span><text:span text:style-name="T78">s</text:span><text:span text:style-name="T77"> can receive an amount of financing improportional to the importance of </text:span><text:span text:style-name="T79">their</text:span><text:span text:style-name="T77"> work. Anyway, </text:span><text:span text:style-name="T79">do </text:span><text:span text:style-name="T77">we want not to have rich people or not to have poor projects? </text:span><text:span text:style-name="T79">Personally I do not count it a big problem (compared to problems from the introduction of this article that this article is supposed to solve) that some people may receive big amounts of money improportional to the importance of their work.</text:span></text:p>
      <text:h text:style-name="P51" text:outline-level="1"><text:soft-page-break/>Appendix: <text:span text:style-name="T70">User Data</text:span> Format</text:h>
      <text:p text:style-name="P17">User data is to be stored <text:span text:style-name="T71">in version control</text:span> in files</text:p>
      <text:p text:style-name="P16"><text:span text:style-name="T30">https://</text:span><text:span text:style-name="T27">github.com/</text:span><text:span text:style-name="T13">USER</text:span><text:span text:style-name="T27">/</text:span><text:span text:style-name="T13">USER</text:span><text:span text:style-name="T27">/.salaries-science/</text:span><text:span text:style-name="T70">accounts</text:span><text:span text:style-name="T27">.json</text:span></text:p>
      <text:p text:style-name="P18">or analogous files for other Git hostings.</text:p>
      <text:p text:style-name="P24">Currently, donations are accepted only for such packages that set repository data (allowing our software to extract <text:span text:style-name="T12">USER</text:span><text:span text:style-name="T66">).</text:span></text:p>
      <text:p text:style-name="P18">The file format is as follows:</text:p>
      <text:p text:style-name="P18">{</text:p>
      <text:p text:style-name="P19"><text:s text:c="2"/>"<text:span text:style-name="T72">evm</text:span>": <text:span text:style-name="T72">{</text:span></text:p>
      <text:p text:style-name="P21"><text:span text:style-name="T71"><text:s text:c="4"/>"</text:span><text:span text:style-name="T73">defaultA</text:span><text:span text:style-name="T71">ccount": "</text:span><text:span text:style-name="T75">0x36A0356d43EE4168ED24EFA1CAe3198708667ac0</text:span><text:span text:style-name="T71">",</text:span></text:p>
      <text:p text:style-name="P21"><text:span text:style-name="T71"><text:s text:c="4"/>"</text:span><text:span text:style-name="T73">defaultExpires</text:span><text:span text:style-name="T71">": "</text:span><text:span text:style-name="T74">2024-07-03T00:00:00</text:span><text:span text:style-name="T71">",</text:span></text:p>
      <text:p text:style-name="P22"><text:span text:style-name="T71"><text:s text:c="4"/></text:span><text:span text:style-name="T76">"chains:" </text:span><text:span text:style-name="T73">[</text:span></text:p>
      <text:p text:style-name="P18"><text:s text:c="6"/><text:span text:style-name="T73">{</text:span></text:p>
      <text:p text:style-name="P20"><text:s text:c="8"/>"<text:span text:style-name="T73">chainId</text:span>"<text:span text:style-name="T73">: 1,</text:span></text:p>
      <text:p text:style-name="P20"><text:s text:c="8"/>"<text:span text:style-name="T73">a</text:span>ccount": "<text:span text:style-name="T75">0x36A0356d43EE4168ED24EFA1CAe3198708667ac0</text:span>",</text:p>
      <text:p text:style-name="P21"><text:span text:style-name="T71"><text:s text:c="8"/>"</text:span><text:span text:style-name="T73">expires</text:span><text:span text:style-name="T71">": "</text:span><text:span text:style-name="T74">2024-07-03T00:00:00</text:span><text:span text:style-name="T71">"</text:span></text:p>
      <text:p text:style-name="P20"><text:s text:c="4"/><text:span text:style-name="T73">]</text:span></text:p>
      <text:p text:style-name="P18"><text:s text:c="2"/><text:span text:style-name="T72">}</text:span></text:p>
      <text:p text:style-name="P18">}</text:p>
      <text:p text:style-name="P23">To disable an account set its expiration date in the past e.g. to 0000-00-00T00:00:00.</text:p>
      <text:p text:style-name="P25">An account is considered enabled if its expiration date is above ??.</text:p>
      <text:h text:style-name="P52" text:outline-level="1">Postface</text:h>
      <text:p text:style-name="P1">The concrete blockchain algorithm is to be implemented by the community <text:span text:style-name="T21">of World Science DAO </text:span><text:span text:style-name="T21"><text:bibliography-mark text:identifier="dao" text:bibliography-type="www" text:title="World Science DAO" text:url="https://science-dao.vporton.name/">[14]</text:bibliography-mark></text:span>. <text:span text:style-name="T22">Please donate </text:span><text:span text:style-name="T22"><text:bibliography-mark text:identifier="donate" text:bibliography-type="www" text:author="Victor Porton" text:title="World Science DAO accepts donations" text:url="https://vporton.github.io/science-dao-donate-app/">[15]</text:bibliography-mark></text:span><text:span text:style-name="T22">.</text:span></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36">1: Victor Porton, Why Algebraic Theory of General Topology is Super-Important, </text:p>
          <text:p text:style-name="P36">2: Victor Porton, Attack on Google SERP: A branch of science may effectively disappear from SERPs for a long time, 2022</text:p>
          <text:p text:style-name="P36">3: Victor Porton, Paying Salaries to Scientists Using Prediction Markets on Blockchain, 2021</text:p>
          <text:p text:style-name="P36">4: Victor Porton, Future Salaries, , <text:a xlink:type="simple" xlink:href="https://vporton.github.io/future-salary/#/" text:style-name="Internet_20_link" text:visited-style-name="Internet_20_link"><text:span text:style-name="Internet_20_link">https://vporton.github.io/future-salary/#/</text:span></text:a></text:p>
          <text:p text:style-name="P36">5: Diemer, Sebastian, Does money matter in predicting future events?, 2013</text:p>
          <text:p text:style-name="P36">6: Victor Porton, <text:s/>Enhance grant system with allocating money to dependencies and promouters, to increase components financing and visibility, 2022, <text:a xlink:type="simple" xlink:href="https://github.com/gitcoinco/web/issues/10556" text:style-name="Internet_20_link" text:visited-style-name="Internet_20_link"><text:span text:style-name="Internet_20_link">https://github.com/gitcoinco/web/issues/10556</text:span></text:a></text:p>
          <text:p text:style-name="P36"><text:soft-page-break/>7: Team Gitcoin, Announcing: The Gitcoin Protocol Alpha Tests, 2023, <text:a xlink:type="simple" xlink:href="https://go.gitcoin.co/blog/announcing-the-gitcoin-alpha-tests" text:style-name="Internet_20_link" text:visited-style-name="Internet_20_link"><text:span text:style-name="Internet_20_link">https://go.gitcoin.co/blog/announcing-the-gitcoin-alpha-tests</text:span></text:a></text:p>
          <text:p text:style-name="P36">8: Team Gitcoin, Announcing: The Gitcoin Program Alpha Round, 2023, <text:a xlink:type="simple" xlink:href="https://go.gitcoin.co/blog/announcing-the-gitcoin-alpha-round" text:style-name="Internet_20_link" text:visited-style-name="Internet_20_link"><text:span text:style-name="Internet_20_link">https://go.gitcoin.co/blog/announcing-the-gitcoin-alpha-round</text:span></text:a></text:p>
          <text:p text:style-name="P36">9: PCMag, Layer 2 blockchain, , <text:a xlink:type="simple" xlink:href="https://www.pcmag.com/encyclopedia/term/layer-2-blockchain" text:style-name="Internet_20_link" text:visited-style-name="Internet_20_link"><text:span text:style-name="Internet_20_link">https://www.pcmag.com/encyclopedia/term/layer-2-blockchain</text:span></text:a></text:p>
          <text:p text:style-name="P36">10: ethereum.org, Zero-Knowledge rollups, , </text:p>
          <text:p text:style-name="P36">11: , zkEVM, , <text:a xlink:type="simple" xlink:href="https://docs.zksync.io/zkevm/" text:style-name="Internet_20_link" text:visited-style-name="Internet_20_link"><text:span text:style-name="Internet_20_link">https://docs.zksync.io/zkevm/</text:span></text:a></text:p>
          <text:p text:style-name="P36">12: Polygon Wiki, Polygon Avail, , <text:a xlink:type="simple" xlink:href="https://wiki.polygon.technology/docs/avail/introduction/what-is-avail/" text:style-name="Internet_20_link" text:visited-style-name="Internet_20_link"><text:span text:style-name="Internet_20_link">https://wiki.polygon.technology/docs/avail/introduction/what-is-avail/</text:span></text:a></text:p>
          <text:p text:style-name="P36">13: left-pad, left-pad, , <text:a xlink:type="simple" xlink:href="https://github.com/left-pad/left-pad" text:style-name="Internet_20_link" text:visited-style-name="Internet_20_link"><text:span text:style-name="Internet_20_link">https://github.com/left-pad/left-pad</text:span></text:a></text:p>
          <text:p text:style-name="P36">14: , World Science DAO, , <text:a xlink:type="simple" xlink:href="https://science-dao.vporton.name/" text:style-name="Internet_20_link" text:visited-style-name="Internet_20_link"><text:span text:style-name="Internet_20_link">https://science-dao.vporton.name/</text:span></text:a></text:p>
          <text:p text:style-name="P36">15: Victor Porton, World Science DAO accepts donations, , <text:a xlink:type="simple" xlink:href="https://vporton.github.io/science-dao-donate-app/" text:style-name="Internet_20_link" text:visited-style-name="Internet_20_link"><text:span text:style-name="Internet_20_link">https://vporton.github.io/science-dao-donate-app/</text:span></text:a></text:p>
        </text:index-body>
      </text:bibliography>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00:51:37.473119818</meta:creation-date>
    <meta:generator>LibreOffice/7.4.4.2$Linux_X86_64 LibreOffice_project/40$Build-2</meta:generator>
    <dc:date>2023-03-25T17:11:16.058769927</dc:date>
    <meta:editing-duration>P9DT13H29M22S</meta:editing-duration>
    <meta:editing-cycles>359</meta:editing-cycles>
    <meta:print-date>2023-02-12T12:44:00.277681410</meta:print-date>
    <meta:document-statistic meta:table-count="0" meta:image-count="0" meta:object-count="0" meta:page-count="7" meta:paragraph-count="115" meta:word-count="2376" meta:character-count="15405" meta:non-whitespace-character-count="13122"/>
  </office:meta>
</office:document-meta>
</file>